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000000"/>
    </style:style>
    <style:style style:name="T5" style:family="text">
      <style:text-properties fo:color="#800080"/>
    </style:style>
    <style:style style:name="T6" style:family="text">
      <style:text-properties fo:color="#800000"/>
    </style:style>
    <style:style style:name="T7" style:family="text">
      <style:text-properties fo:color="#8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#include</text:span><text:span text:style-name="T2"> </text:span><text:span text:style-name="T3">"mainwindow.h"</text:span></text:p>
      <text:p text:style-name="P3"><text:span text:style-name="T1">#include</text:span><text:span text:style-name="T2"> </text:span><text:span text:style-name="T3">"ui_mainwindow.h"</text:span></text:p>
      <text:p text:style-name="P3"><text:span text:style-name="T1">#include</text:span><text:span text:style-name="T2"> </text:span><text:span text:style-name="T3">"math.h"</text:span></text:p>
      <text:p text:style-name="P3"><text:span text:style-name="T1">#include</text:span><text:span text:style-name="T2"> </text:span><text:span text:style-name="T3">&lt;iostream&gt;</text:span></text:p>
      <text:p text:style-name="P3"><text:span text:style-name="T1">#include</text:span><text:span text:style-name="T2"> </text:span><text:span text:style-name="T3">&lt;math.h&gt;</text:span></text:p>
      <text:p text:style-name="P3">QImage<text:span text:style-name="T2"> </text:span>img<text:span text:style-name="T4">(</text:span><text:span text:style-name="T1">300</text:span><text:span text:style-name="T4">,</text:span><text:span text:style-name="T1">300</text:span><text:span text:style-name="T4">,</text:span>QImage<text:span text:style-name="T4">::</text:span>Format_RGB888<text:span text:style-name="T4">);</text:span></text:p>
      <text:p text:style-name="P3"><text:span text:style-name="T5">MainWindow</text:span><text:span text:style-name="T4">::MainWindow(</text:span>QWidget<text:span text:style-name="T2"> </text:span><text:span text:style-name="T4">*parent)</text:span><text:span text:style-name="T2"> </text:span><text:span text:style-name="T4">:</text:span></text:p>
      <text:p text:style-name="P3"><text:span text:style-name="T2"><text:s text:c="4"/></text:span>QMainWindow<text:span text:style-name="T4">(parent),</text:span></text:p>
      <text:p text:style-name="P3"><text:span text:style-name="T2"><text:s text:c="4"/></text:span><text:span text:style-name="T6">ui</text:span><text:span text:style-name="T4">(</text:span><text:span text:style-name="T7">new</text:span><text:span text:style-name="T2"> </text:span><text:span text:style-name="T5">Ui</text:span><text:span text:style-name="T4">::</text:span><text:span text:style-name="T5">MainWindow</text:span><text:span text:style-name="T4">)</text:span></text:p>
      <text:p text:style-name="P4">{</text:p>
      <text:p text:style-name="P3"><text:span text:style-name="T2"><text:s text:c="4"/></text:span><text:span text:style-name="T6">ui</text:span><text:span text:style-name="T4">-&gt;</text:span>setupUi<text:span text:style-name="T4">(</text:span><text:span text:style-name="T7">this</text:span><text:span text:style-name="T4">);</text:span></text:p>
      <text:p text:style-name="P2">}</text:p>
      <text:p text:style-name="P3"><text:span text:style-name="T5">MainWindow</text:span><text:span text:style-name="T4">::~</text:span><text:span text:style-name="T5">MainWindow</text:span><text:span text:style-name="T4">()</text:span></text:p>
      <text:p text:style-name="P4">{</text:p>
      <text:p text:style-name="P3"><text:span text:style-name="T2"><text:s text:c="4"/></text:span><text:span text:style-name="T7">delete</text:span><text:span text:style-name="T2"> </text:span><text:span text:style-name="T6">ui</text:span><text:span text:style-name="T4">;</text:span></text:p>
      <text:p text:style-name="P4">}</text:p>
      <text:p text:style-name="P3"><text:span text:style-name="T7">int</text:span><text:span text:style-name="T2"> </text:span><text:span text:style-name="T4">sign(</text:span><text:span text:style-name="T7">int</text:span><text:span text:style-name="T2"> </text:span><text:span text:style-name="T4">temp)</text:span><text:span text:style-name="T2"> </text:span><text:span text:style-name="T4">{</text:span></text:p>
      <text:p text:style-name="P3"><text:span text:style-name="T2"><text:s text:c="4"/></text:span><text:span text:style-name="T7">if</text:span><text:span text:style-name="T4">(temp&lt;</text:span><text:span text:style-name="T1">0</text:span><text:span text:style-name="T4">)</text:span></text:p>
      <text:p text:style-name="P3"><text:span text:style-name="T2"><text:s text:c="8"/></text:span><text:span text:style-name="T7">return</text:span><text:span text:style-name="T2"> </text:span><text:span text:style-name="T4">-</text:span><text:span text:style-name="T1">1</text:span><text:span text:style-name="T4">;</text:span></text:p>
      <text:p text:style-name="P3"><text:span text:style-name="T2"><text:s text:c="4"/></text:span><text:span text:style-name="T7">else</text:span></text:p>
      <text:p text:style-name="P3"><text:span text:style-name="T2"><text:s text:c="8"/></text:span><text:span text:style-name="T7">return</text:span><text:span text:style-name="T2"> </text:span><text:span text:style-name="T1">1</text:span><text:span text:style-name="T4">;</text:span></text:p>
      <text:p text:style-name="P2">}</text:p>
      <text:p text:style-name="P3"><text:span text:style-name="T7">void</text:span><text:span text:style-name="T2"> </text:span><text:span text:style-name="T4">drawline_bs(</text:span><text:span text:style-name="T7">int</text:span><text:span text:style-name="T2"> </text:span><text:span text:style-name="T4">x1,</text:span><text:span text:style-name="T7">int</text:span><text:span text:style-name="T2"> </text:span><text:span text:style-name="T4">y1,</text:span><text:span text:style-name="T7">int</text:span><text:span text:style-name="T2"> </text:span><text:span text:style-name="T4">x2,</text:span><text:span text:style-name="T7">int</text:span><text:span text:style-name="T2"> </text:span><text:span text:style-name="T4">y2,</text:span>QLabel<text:span text:style-name="T2"> </text:span><text:span text:style-name="T4">*l)</text:span><text:span text:style-name="T2"> </text:span><text:span text:style-name="T4">{</text:span></text:p>
      <text:p text:style-name="P3"><text:span text:style-name="T2"><text:s text:c="4"/></text:span><text:span text:style-name="T7">int</text:span><text:span text:style-name="T2"> </text:span><text:span text:style-name="T4">x=x1;</text:span></text:p>
      <text:p text:style-name="P3"><text:span text:style-name="T2"><text:s text:c="4"/></text:span><text:span text:style-name="T7">int</text:span><text:span text:style-name="T2"> </text:span><text:span text:style-name="T4">y=y1;</text:span></text:p>
      <text:p text:style-name="P3"><text:span text:style-name="T2"><text:s text:c="4"/></text:span><text:span text:style-name="T7">int</text:span><text:span text:style-name="T2"> </text:span><text:span text:style-name="T4">p;</text:span></text:p>
      <text:p text:style-name="P3"><text:span text:style-name="T2"><text:s text:c="4"/></text:span><text:span text:style-name="T7">int</text:span><text:span text:style-name="T2"> </text:span><text:span text:style-name="T4">i=</text:span><text:span text:style-name="T1">0</text:span><text:span text:style-name="T4">;</text:span></text:p>
      <text:p text:style-name="P3"><text:span text:style-name="T2"><text:s text:c="4"/></text:span><text:span text:style-name="T7">int</text:span><text:span text:style-name="T2"> </text:span><text:span text:style-name="T4">dx=</text:span>abs<text:span text:style-name="T4">(x1-x2);</text:span></text:p>
      <text:p text:style-name="P3"><text:span text:style-name="T2"><text:s text:c="4"/></text:span><text:span text:style-name="T7">int</text:span><text:span text:style-name="T2"> </text:span><text:span text:style-name="T4">dy=</text:span>abs<text:span text:style-name="T4">(y1-y2);</text:span></text:p>
      <text:p text:style-name="P3"><text:span text:style-name="T2"><text:s text:c="4"/></text:span><text:span text:style-name="T7">if</text:span><text:span text:style-name="T4">(dx</text:span><text:span text:style-name="T2"> </text:span><text:span text:style-name="T4">&gt;=</text:span><text:span text:style-name="T2"> </text:span><text:span text:style-name="T4">dy)</text:span><text:span text:style-name="T2"> </text:span><text:span text:style-name="T4">{</text:span></text:p>
      <text:p text:style-name="P3"><text:span text:style-name="T2"><text:s text:c="8"/></text:span><text:span text:style-name="T4">p=</text:span><text:span text:style-name="T1">2</text:span><text:span text:style-name="T4">*dy-dx;</text:span></text:p>
      <text:p text:style-name="P3"><text:span text:style-name="T2"><text:s text:c="8"/></text:span><text:span text:style-name="T7">while</text:span><text:span text:style-name="T4">(i&lt;=dx)</text:span><text:span text:style-name="T2"> </text:span><text:span text:style-name="T4">{</text:span></text:p>
      <text:p text:style-name="P3"><text:span text:style-name="T2"><text:s text:c="12"/></text:span>img<text:span text:style-name="T4">.</text:span>setPixel<text:span text:style-name="T4">(x,y,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);</text:span></text:p>
      <text:p text:style-name="P3"><text:span text:style-name="T2"><text:s text:c="12"/></text:span><text:span text:style-name="T7">if</text:span><text:span text:style-name="T4">(p&lt;</text:span><text:span text:style-name="T1">0</text:span><text:span text:style-name="T4">)</text:span></text:p>
      <text:p text:style-name="P3"><text:span text:style-name="T2"><text:s text:c="16"/></text:span><text:span text:style-name="T4">p=p+</text:span><text:span text:style-name="T1">2</text:span><text:span text:style-name="T4">*dy;</text:span></text:p>
      <text:p text:style-name="P3"><text:span text:style-name="T2"><text:s text:c="12"/></text:span><text:span text:style-name="T7">else</text:span><text:span text:style-name="T2"> </text:span><text:span text:style-name="T4">{</text:span></text:p>
      <text:p text:style-name="P3"><text:span text:style-name="T2"><text:s text:c="16"/></text:span><text:span text:style-name="T4">p=p+</text:span><text:span text:style-name="T1">2</text:span><text:span text:style-name="T4">*(dy-dx);</text:span></text:p>
      <text:p text:style-name="P3"><text:span text:style-name="T2"><text:s text:c="16"/></text:span><text:span text:style-name="T4">y=y+sign(y2-y1);</text:span></text:p>
      <text:p text:style-name="P3"><text:span text:style-name="T2"><text:s text:c="12"/></text:span><text:span text:style-name="T4">}</text:span></text:p>
      <text:p text:style-name="P3"><text:span text:style-name="T2"><text:s text:c="12"/></text:span><text:span text:style-name="T4">x=x+sign(x2-x1);</text:span></text:p>
      <text:p text:style-name="P3"><text:span text:style-name="T2"><text:s text:c="12"/></text:span><text:span text:style-name="T4">i++;</text:span></text:p>
      <text:p text:style-name="P3"><text:span text:style-name="T2"><text:s text:c="8"/></text:span><text:span text:style-name="T4">}</text:span></text:p>
      <text:p text:style-name="P3"><text:span text:style-name="T2"><text:s text:c="4"/></text:span><text:span text:style-name="T4">}</text:span></text:p>
      <text:p text:style-name="P3"><text:span text:style-name="T2"><text:s text:c="4"/></text:span><text:span text:style-name="T7">else</text:span><text:span text:style-name="T2"> </text:span><text:span text:style-name="T4">{</text:span></text:p>
      <text:p text:style-name="P3"><text:span text:style-name="T2"><text:s text:c="8"/></text:span><text:span text:style-name="T4">p=</text:span><text:span text:style-name="T1">2</text:span><text:span text:style-name="T4">*dx-dy;</text:span></text:p>
      <text:p text:style-name="P3"><text:span text:style-name="T2"><text:s text:c="8"/></text:span><text:span text:style-name="T7">while</text:span><text:span text:style-name="T4">(i&lt;=dy)</text:span><text:span text:style-name="T2"> </text:span><text:span text:style-name="T4">{</text:span></text:p>
      <text:p text:style-name="P3"><text:span text:style-name="T2"><text:s text:c="12"/></text:span>img<text:span text:style-name="T4">.</text:span>setPixel<text:span text:style-name="T4">(x,y,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);</text:span></text:p>
      <text:p text:style-name="P3"><text:span text:style-name="T2"><text:s text:c="12"/></text:span><text:span text:style-name="T7">if</text:span><text:span text:style-name="T4">(p&lt;</text:span><text:span text:style-name="T1">0</text:span><text:span text:style-name="T4">)</text:span></text:p>
      <text:p text:style-name="P3"><text:span text:style-name="T2"><text:s text:c="16"/></text:span><text:span text:style-name="T4">p=p+</text:span><text:span text:style-name="T1">2</text:span><text:span text:style-name="T4">*dx;</text:span></text:p>
      <text:p text:style-name="P3"><text:span text:style-name="T2"><text:s text:c="12"/></text:span><text:span text:style-name="T7">else</text:span><text:span text:style-name="T2"> </text:span><text:span text:style-name="T4">{</text:span></text:p>
      <text:p text:style-name="P3"><text:span text:style-name="T2"><text:s text:c="16"/></text:span><text:span text:style-name="T4">p=p+</text:span><text:span text:style-name="T1">2</text:span><text:span text:style-name="T4">*(dx-dy);</text:span></text:p>
      <text:p text:style-name="P3"><text:span text:style-name="T2"><text:s text:c="16"/></text:span><text:span text:style-name="T4">x=x+sign(y2-y1);</text:span></text:p>
      <text:p text:style-name="P3"><text:span text:style-name="T2"><text:s text:c="12"/></text:span><text:span text:style-name="T4">}</text:span></text:p>
      <text:p text:style-name="P3"><text:span text:style-name="T2"><text:s text:c="12"/></text:span><text:span text:style-name="T4">y=y+sign(x2-x1);</text:span></text:p>
      <text:p text:style-name="P3"><text:span text:style-name="T2"><text:s text:c="12"/></text:span><text:span text:style-name="T4">i++;</text:span></text:p>
      <text:p text:style-name="P3"><text:span text:style-name="T2"><text:s text:c="8"/></text:span><text:span text:style-name="T4">}</text:span></text:p>
      <text:p text:style-name="P3"><text:span text:style-name="T2"><text:s text:c="4"/></text:span><text:span text:style-name="T4">}</text:span></text:p>
      <text:p text:style-name="P3"><text:span text:style-name="T2"><text:s text:c="4"/></text:span><text:span text:style-name="T4">l-&gt;</text:span>setPixmap<text:span text:style-name="T4">(</text:span>QPixmap<text:span text:style-name="T4">::</text:span>fromImage<text:span text:style-name="T4">(</text:span>img<text:span text:style-name="T4">));</text:span></text:p>
      <text:p text:style-name="P2">}</text:p>
      <text:p text:style-name="P3"><text:span text:style-name="T7">void</text:span><text:span text:style-name="T2"> </text:span><text:span text:style-name="T4">drawcircle_bs(</text:span><text:span text:style-name="T7">int</text:span><text:span text:style-name="T2"> </text:span><text:span text:style-name="T4">x1,</text:span><text:span text:style-name="T7">int</text:span><text:span text:style-name="T2"> </text:span><text:span text:style-name="T4">y1,</text:span><text:span text:style-name="T7">int</text:span><text:span text:style-name="T2"> </text:span><text:span text:style-name="T4">r,</text:span>QLabel<text:span text:style-name="T2"> </text:span><text:span text:style-name="T4">*l)</text:span><text:span text:style-name="T2"> </text:span><text:span text:style-name="T4">{</text:span></text:p>
      <text:p text:style-name="P3"><text:soft-page-break/><text:span text:style-name="T2"><text:s text:c="4"/></text:span><text:span text:style-name="T7">int</text:span><text:span text:style-name="T2"> </text:span><text:span text:style-name="T4">x=</text:span><text:span text:style-name="T1">0</text:span><text:span text:style-name="T4">,y=r;</text:span></text:p>
      <text:p text:style-name="P3"><text:span text:style-name="T2"><text:s text:c="4"/></text:span><text:span text:style-name="T7">int</text:span><text:span text:style-name="T2"> </text:span><text:span text:style-name="T4">d=</text:span><text:span text:style-name="T1">3</text:span><text:span text:style-name="T4">-(</text:span><text:span text:style-name="T1">2</text:span><text:span text:style-name="T4">*r);</text:span></text:p>
      <text:p text:style-name="P3"><text:span text:style-name="T2"><text:s text:c="4"/></text:span><text:span text:style-name="T7">while</text:span><text:span text:style-name="T4">(x&lt;=y)</text:span><text:span text:style-name="T2"> </text:span><text:span text:style-name="T4">{</text:span></text:p>
      <text:p text:style-name="P3"><text:span text:style-name="T2"><text:s text:c="7"/></text:span>img<text:span text:style-name="T4">.</text:span>setPixel<text:span text:style-name="T4">(x+x1,y+y1,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);</text:span></text:p>
      <text:p text:style-name="P3"><text:span text:style-name="T2"><text:s text:c="7"/></text:span>img<text:span text:style-name="T4">.</text:span>setPixel<text:span text:style-name="T4">(x-x1,y+y1,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);</text:span></text:p>
      <text:p text:style-name="P3"><text:span text:style-name="T2"><text:s text:c="7"/></text:span>img<text:span text:style-name="T4">.</text:span>setPixel<text:span text:style-name="T4">(x+x1,y-y1,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);</text:span></text:p>
      <text:p text:style-name="P1"><text:span text:style-name="T2"><text:s text:c="7"/></text:span>img<text:span text:style-name="T4">.</text:span>setPixel<text:span text:style-name="T4">(x-x1,y-y1,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);</text:span></text:p>
      <text:p text:style-name="P3"><text:span text:style-name="T2"><text:s text:c="7"/></text:span>img<text:span text:style-name="T4">.</text:span>setPixel<text:span text:style-name="T4">(x+y1,y+x1,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);</text:span></text:p>
      <text:p text:style-name="P3"><text:span text:style-name="T2"><text:s text:c="7"/></text:span>img<text:span text:style-name="T4">.</text:span>setPixel<text:span text:style-name="T4">(x-y1,y+x1,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);</text:span></text:p>
      <text:p text:style-name="P3"><text:span text:style-name="T2"><text:s text:c="7"/></text:span>img<text:span text:style-name="T4">.</text:span>setPixel<text:span text:style-name="T4">(x+y1,y-x1,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);</text:span></text:p>
      <text:p text:style-name="P1"><text:span text:style-name="T2"><text:s text:c="7"/></text:span>img<text:span text:style-name="T4">.</text:span>setPixel<text:span text:style-name="T4">(x-y1,y-x1,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);</text:span></text:p>
      <text:p text:style-name="P3"><text:span text:style-name="T2"><text:s text:c="8"/></text:span><text:span text:style-name="T7">if</text:span><text:span text:style-name="T4">(d&lt;</text:span><text:span text:style-name="T1">0</text:span><text:span text:style-name="T4">)</text:span><text:span text:style-name="T2"> </text:span><text:span text:style-name="T4">{</text:span></text:p>
      <text:p text:style-name="P3"><text:span text:style-name="T2"><text:s text:c="12"/></text:span><text:span text:style-name="T4">d=d+(</text:span><text:span text:style-name="T1">4</text:span><text:span text:style-name="T4">*x)+</text:span><text:span text:style-name="T1">6</text:span><text:span text:style-name="T4">;</text:span></text:p>
      <text:p text:style-name="P3"><text:span text:style-name="T2"><text:s text:c="8"/></text:span><text:span text:style-name="T4">}</text:span></text:p>
      <text:p text:style-name="P3"><text:span text:style-name="T2"><text:s text:c="8"/></text:span><text:span text:style-name="T7">else</text:span><text:span text:style-name="T2"> </text:span><text:span text:style-name="T4">{</text:span></text:p>
      <text:p text:style-name="P3"><text:span text:style-name="T2"><text:s text:c="12"/></text:span><text:span text:style-name="T4">d=d+</text:span><text:span text:style-name="T1">4</text:span><text:span text:style-name="T4">*(x-y)+</text:span><text:span text:style-name="T1">10</text:span><text:span text:style-name="T4">;</text:span></text:p>
      <text:p text:style-name="P3"><text:span text:style-name="T2"><text:s text:c="12"/></text:span><text:span text:style-name="T4">y--;</text:span></text:p>
      <text:p text:style-name="P3"><text:span text:style-name="T2"><text:s text:c="8"/></text:span><text:span text:style-name="T4">}</text:span></text:p>
      <text:p text:style-name="P3"><text:span text:style-name="T2"><text:s text:c="8"/></text:span><text:span text:style-name="T4">x++;</text:span></text:p>
      <text:p text:style-name="P3"><text:span text:style-name="T2"><text:s text:c="4"/></text:span><text:span text:style-name="T4">}</text:span></text:p>
      <text:p text:style-name="P3"><text:span text:style-name="T2"><text:s text:c="4"/></text:span><text:span text:style-name="T4">l-&gt;</text:span>setPixmap<text:span text:style-name="T4">(</text:span>QPixmap<text:span text:style-name="T4">::</text:span>fromImage<text:span text:style-name="T4">(</text:span>img<text:span text:style-name="T4">));</text:span></text:p>
      <text:p text:style-name="P2">}</text:p>
      <text:p text:style-name="P3"><text:span text:style-name="T7">void</text:span><text:span text:style-name="T2"> </text:span><text:span text:style-name="T4">drawcircle_dda(</text:span><text:span text:style-name="T7">int</text:span><text:span text:style-name="T2"> </text:span><text:span text:style-name="T4">x,</text:span><text:span text:style-name="T7">int</text:span><text:span text:style-name="T2"> </text:span><text:span text:style-name="T4">y,</text:span><text:span text:style-name="T7">int</text:span><text:span text:style-name="T2"> </text:span><text:span text:style-name="T4">r,</text:span>QLabel<text:span text:style-name="T2"> </text:span><text:span text:style-name="T4">*l)</text:span><text:span text:style-name="T2"> </text:span><text:span text:style-name="T4">{</text:span></text:p>
      <text:p text:style-name="P3"><text:span text:style-name="T2"><text:s text:c="4"/></text:span><text:span text:style-name="T7">float</text:span><text:span text:style-name="T2"> </text:span><text:span text:style-name="T4">epsilon;</text:span></text:p>
      <text:p text:style-name="P3"><text:span text:style-name="T2"><text:s text:c="4"/></text:span><text:span text:style-name="T7">float</text:span><text:span text:style-name="T2"> </text:span><text:span text:style-name="T4">st_x=</text:span><text:span text:style-name="T1">0</text:span><text:span text:style-name="T4">,st_y=</text:span><text:span text:style-name="T1">0</text:span><text:span text:style-name="T4">,x1=</text:span><text:span text:style-name="T1">0</text:span><text:span text:style-name="T4">,y1=</text:span><text:span text:style-name="T1">0</text:span><text:span text:style-name="T4">,x2=</text:span><text:span text:style-name="T1">0</text:span><text:span text:style-name="T4">,y2=</text:span><text:span text:style-name="T1">0</text:span><text:span text:style-name="T4">;</text:span></text:p>
      <text:p text:style-name="P3"><text:span text:style-name="T2"><text:s text:c="4"/></text:span><text:span text:style-name="T7">int</text:span><text:span text:style-name="T2"> </text:span><text:span text:style-name="T4">i=</text:span><text:span text:style-name="T1">0</text:span><text:span text:style-name="T4">;</text:span></text:p>
      <text:p text:style-name="P3"><text:span text:style-name="T2"><text:s text:c="4"/></text:span><text:span text:style-name="T7">float</text:span><text:span text:style-name="T2"> </text:span><text:span text:style-name="T4">val;</text:span></text:p>
      <text:p text:style-name="P3"><text:span text:style-name="T2"><text:s text:c="4"/></text:span><text:span text:style-name="T7">do</text:span><text:span text:style-name="T2"> </text:span><text:span text:style-name="T4">{</text:span></text:p>
      <text:p text:style-name="P3"><text:span text:style-name="T2"><text:s text:c="8"/></text:span><text:span text:style-name="T4">val=</text:span>pow<text:span text:style-name="T4">(</text:span><text:span text:style-name="T1">2</text:span><text:span text:style-name="T4">,i);</text:span></text:p>
      <text:p text:style-name="P3"><text:span text:style-name="T2"><text:s text:c="8"/></text:span><text:span text:style-name="T4">i++;</text:span></text:p>
      <text:p text:style-name="P3"><text:span text:style-name="T2"><text:s text:c="4"/></text:span><text:span text:style-name="T4">}</text:span><text:span text:style-name="T7">while</text:span><text:span text:style-name="T4">(val</text:span><text:span text:style-name="T2"> </text:span><text:span text:style-name="T4">&lt;</text:span><text:span text:style-name="T2"> </text:span><text:span text:style-name="T4">r);</text:span></text:p>
      <text:p text:style-name="P3"><text:span text:style-name="T2"><text:s text:c="4"/></text:span><text:span text:style-name="T4">epsilon=</text:span><text:span text:style-name="T1">1</text:span><text:span text:style-name="T4">/(</text:span><text:span text:style-name="T7">float</text:span><text:span text:style-name="T4">)</text:span>pow<text:span text:style-name="T4">(</text:span><text:span text:style-name="T1">2</text:span><text:span text:style-name="T4">,i-</text:span><text:span text:style-name="T1">1</text:span><text:span text:style-name="T4">);</text:span></text:p>
      <text:p text:style-name="P3"><text:span text:style-name="T2"><text:s text:c="4"/></text:span><text:span text:style-name="T4">st_x=r;</text:span></text:p>
      <text:p text:style-name="P3"><text:span text:style-name="T2"><text:s text:c="4"/></text:span><text:span text:style-name="T4">st_y=</text:span><text:span text:style-name="T1">0</text:span><text:span text:style-name="T4">;</text:span></text:p>
      <text:p text:style-name="P3"><text:span text:style-name="T2"><text:s text:c="4"/></text:span><text:span text:style-name="T4">x1=st_x;</text:span></text:p>
      <text:p text:style-name="P3"><text:span text:style-name="T2"><text:s text:c="4"/></text:span><text:span text:style-name="T4">y1=st_y;</text:span></text:p>
      <text:p text:style-name="P3"><text:span text:style-name="T2"><text:s text:c="4"/></text:span><text:span text:style-name="T7">do</text:span><text:span text:style-name="T2"> </text:span><text:span text:style-name="T4">{</text:span></text:p>
      <text:p text:style-name="P3"><text:span text:style-name="T2"><text:s text:c="7"/></text:span><text:span text:style-name="T4">x2=x1+epsilon*y1;</text:span></text:p>
      <text:p text:style-name="P3"><text:span text:style-name="T2"><text:s text:c="7"/></text:span><text:span text:style-name="T4">y2=y1-epsilon*x2;</text:span></text:p>
      <text:p text:style-name="P3"><text:span text:style-name="T2"><text:s text:c="7"/></text:span>img<text:span text:style-name="T4">.</text:span>setPixel<text:span text:style-name="T4">(x2+x,y2+y,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);</text:span></text:p>
      <text:p text:style-name="P3"><text:span text:style-name="T2"><text:s text:c="7"/></text:span><text:span text:style-name="T4">x1=x2;</text:span></text:p>
      <text:p text:style-name="P3"><text:span text:style-name="T2"><text:s text:c="7"/></text:span><text:span text:style-name="T4">y1=y2;</text:span></text:p>
      <text:p text:style-name="P3"><text:span text:style-name="T2"><text:s text:c="4"/></text:span><text:span text:style-name="T4">}</text:span><text:span text:style-name="T7">while</text:span><text:span text:style-name="T4">((y1-st_y)</text:span><text:span text:style-name="T2"> </text:span><text:span text:style-name="T4">&lt;</text:span><text:span text:style-name="T2"> </text:span><text:span text:style-name="T4">epsilon</text:span><text:span text:style-name="T2"> </text:span><text:span text:style-name="T4">||</text:span><text:span text:style-name="T2"> </text:span><text:span text:style-name="T4">(st_x-x1)</text:span><text:span text:style-name="T2"> </text:span><text:span text:style-name="T4">&gt;</text:span><text:span text:style-name="T2"> </text:span><text:span text:style-name="T4">epsilon);</text:span></text:p>
      <text:p text:style-name="P3"><text:span text:style-name="T2"><text:s text:c="4"/></text:span><text:span text:style-name="T4">l-&gt;</text:span>setPixmap<text:span text:style-name="T4">(</text:span>QPixmap<text:span text:style-name="T4">::</text:span>fromImage<text:span text:style-name="T4">(</text:span>img<text:span text:style-name="T4">));</text:span></text:p>
      <text:p text:style-name="P2">}</text:p>
      <text:p text:style-name="P3"><text:span text:style-name="T7">void</text:span><text:span text:style-name="T2"> </text:span><text:span text:style-name="T5">MainWindow</text:span><text:span text:style-name="T4">::on_bt_line_clicked()</text:span></text:p>
      <text:p text:style-name="P4">{</text:p>
      <text:p text:style-name="P3"><text:span text:style-name="T2"><text:s text:c="4"/></text:span><text:span text:style-name="T7">int</text:span><text:span text:style-name="T2"> </text:span><text:span text:style-name="T4">x1,x2,y1,y2;</text:span></text:p>
      <text:p text:style-name="P3"><text:span text:style-name="T2"><text:s text:c="4"/></text:span><text:span text:style-name="T4">x1=</text:span><text:span text:style-name="T6">ui</text:span><text:span text:style-name="T4">-&gt;</text:span>x1<text:span text:style-name="T4">-&gt;</text:span>toPlainText<text:span text:style-name="T4">().</text:span>toInt<text:span text:style-name="T4">();</text:span></text:p>
      <text:p text:style-name="P3"><text:span text:style-name="T2"><text:s text:c="4"/></text:span><text:span text:style-name="T4">x2=</text:span><text:span text:style-name="T6">ui</text:span><text:span text:style-name="T4">-&gt;</text:span>x2<text:span text:style-name="T4">-&gt;</text:span>toPlainText<text:span text:style-name="T4">().</text:span>toInt<text:span text:style-name="T4">();</text:span></text:p>
      <text:p text:style-name="P3"><text:span text:style-name="T2"><text:s text:c="4"/></text:span><text:span text:style-name="T4">y1=</text:span><text:span text:style-name="T6">ui</text:span><text:span text:style-name="T4">-&gt;</text:span>y1<text:span text:style-name="T4">-&gt;</text:span>toPlainText<text:span text:style-name="T4">().</text:span>toInt<text:span text:style-name="T4">();</text:span></text:p>
      <text:p text:style-name="P3"><text:span text:style-name="T2"><text:s text:c="4"/></text:span><text:span text:style-name="T4">y2=</text:span><text:span text:style-name="T6">ui</text:span><text:span text:style-name="T4">-&gt;</text:span>y2<text:span text:style-name="T4">-&gt;</text:span>toPlainText<text:span text:style-name="T4">().</text:span>toInt<text:span text:style-name="T4">();</text:span></text:p>
      <text:p text:style-name="P3"><text:span text:style-name="T2"><text:s text:c="4"/></text:span><text:span text:style-name="T4">drawline_bs(x1,y1,x2,y2,</text:span><text:span text:style-name="T6">ui</text:span><text:span text:style-name="T4">-&gt;</text:span>label<text:span text:style-name="T4">);</text:span></text:p>
      <text:p text:style-name="P2">}</text:p>
      <text:p text:style-name="P3"><text:span text:style-name="T7">void</text:span><text:span text:style-name="T2"> </text:span><text:span text:style-name="T5">MainWindow</text:span><text:span text:style-name="T4">::on_bt_circle_clicked()</text:span></text:p>
      <text:p text:style-name="P4">{</text:p>
      <text:p text:style-name="P3"><text:span text:style-name="T2"><text:s text:c="4"/></text:span><text:span text:style-name="T7">int</text:span><text:span text:style-name="T2"> </text:span><text:span text:style-name="T4">x,y,r;</text:span></text:p>
      <text:p text:style-name="P3"><text:soft-page-break/><text:span text:style-name="T2"><text:s text:c="4"/></text:span><text:span text:style-name="T4">x=</text:span><text:span text:style-name="T6">ui</text:span><text:span text:style-name="T4">-&gt;</text:span>x<text:span text:style-name="T4">-&gt;</text:span>toPlainText<text:span text:style-name="T4">().</text:span>toInt<text:span text:style-name="T4">();</text:span></text:p>
      <text:p text:style-name="P3"><text:span text:style-name="T2"><text:s text:c="4"/></text:span><text:span text:style-name="T4">y=</text:span><text:span text:style-name="T6">ui</text:span><text:span text:style-name="T4">-&gt;</text:span>y<text:span text:style-name="T4">-&gt;</text:span>toPlainText<text:span text:style-name="T4">().</text:span>toInt<text:span text:style-name="T4">();</text:span></text:p>
      <text:p text:style-name="P3"><text:span text:style-name="T2"><text:s text:c="4"/></text:span><text:span text:style-name="T4">r=</text:span><text:span text:style-name="T6">ui</text:span><text:span text:style-name="T4">-&gt;</text:span>r<text:span text:style-name="T4">-&gt;</text:span>toPlainText<text:span text:style-name="T4">().</text:span>toInt<text:span text:style-name="T4">();</text:span></text:p>
      <text:p text:style-name="P3"><text:span text:style-name="T2"><text:s text:c="4"/></text:span><text:span text:style-name="T4">drawcircle_dda(x,y,r,</text:span><text:span text:style-name="T6">ui</text:span><text:span text:style-name="T4">-&gt;</text:span>label<text:span text:style-name="T4">);</text:span></text:p>
      <text:p text:style-name="P2">}</text:p>
      <text:p text:style-name="P3"><text:span text:style-name="T7">void</text:span><text:span text:style-name="T2"> </text:span><text:span text:style-name="T5">MainWindow</text:span><text:span text:style-name="T4">::on_bt_circle_bs_clicked()</text:span></text:p>
      <text:p text:style-name="P4">{</text:p>
      <text:p text:style-name="P3"><text:span text:style-name="T2"><text:s text:c="4"/></text:span><text:span text:style-name="T7">int</text:span><text:span text:style-name="T2"> </text:span><text:span text:style-name="T4">x,y,r;</text:span></text:p>
      <text:p text:style-name="P3"><text:span text:style-name="T2"><text:s text:c="4"/></text:span><text:span text:style-name="T4">x=</text:span><text:span text:style-name="T6">ui</text:span><text:span text:style-name="T4">-&gt;</text:span>x<text:span text:style-name="T4">-&gt;</text:span>toPlainText<text:span text:style-name="T4">().</text:span>toInt<text:span text:style-name="T4">();</text:span></text:p>
      <text:p text:style-name="P3"><text:span text:style-name="T2"><text:s text:c="4"/></text:span><text:span text:style-name="T4">y=</text:span><text:span text:style-name="T6">ui</text:span><text:span text:style-name="T4">-&gt;</text:span>y<text:span text:style-name="T4">-&gt;</text:span>toPlainText<text:span text:style-name="T4">().</text:span>toInt<text:span text:style-name="T4">();</text:span></text:p>
      <text:p text:style-name="P3"><text:span text:style-name="T2"><text:s text:c="4"/></text:span><text:span text:style-name="T4">r=</text:span><text:span text:style-name="T6">ui</text:span><text:span text:style-name="T4">-&gt;</text:span>r<text:span text:style-name="T4">-&gt;</text:span>toPlainText<text:span text:style-name="T4">().</text:span>toInt<text:span text:style-name="T4">();</text:span></text:p>
      <text:p text:style-name="P3"><text:span text:style-name="T2"><text:s text:c="4"/></text:span><text:span text:style-name="T4">drawcircle_dda(x,y,r/</text:span><text:span text:style-name="T1">2</text:span><text:span text:style-name="T4">,</text:span><text:span text:style-name="T6">ui</text:span><text:span text:style-name="T4">-&gt;</text:span>label<text:span text:style-name="T4">);</text:span>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5:23:52.556071690</meta:creation-date>
    <dc:date>2019-04-09T15:24:01.174759875</dc:date>
    <meta:editing-duration>P0D</meta:editing-duration>
    <meta:editing-cycles>1</meta:editing-cycles>
    <meta:document-statistic meta:table-count="0" meta:image-count="0" meta:object-count="0" meta:page-count="3" meta:paragraph-count="130" meta:word-count="204" meta:character-count="2939" meta:non-whitespace-character-count="2171"/>
    <meta:generator>LibreOffice/4.2.8.2$Linux_X86_64 LibreOffice_project/420$Build-2</meta:generator>
  </office:meta>
</office:document-meta>
</file>